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14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3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estPerf" table:style-name="ta1">
        <table:shapes>
          <draw:frame draw:z-index="0" draw:style-name="gr1" draw:text-style-name="P1" svg:width="159.99mm" svg:height="89.99mm" svg:x="14.61mm" svg:y="61.8mm">
            <draw:object draw:notify-on-update-of-ranges="GuestPerf.A8:GuestPerf.A12 GuestPerf.A7:GuestPerf.A12 GuestPerf.B6:GuestPerf.B6 GuestPerf.B7:GuestPerf.B12 GuestPerf.A7:GuestPerf.A12 GuestPerf.C6:GuestPerf.C6 GuestPerf.C7:GuestPerf.C12 GuestPerf.A7:GuestPerf.A12 GuestPerf.D6:GuestPerf.D6 GuestPerf.D7:GuestPerf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napshot chain created under a constant write workload of 53 KB/s mixed with heavy read workload, 1 snapshot every 10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 snapshots are 3 to 4 MB which is much more than what was writ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ngs do not scale well and VM crash at snapshot 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that I pick a few snapshot so as to have variable chain lengths and use fio to determine the max read bandwidth I can get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pshot chain len</text:p>
          </table:table-cell>
          <table:table-cell office:value-type="string" calcext:value-type="string">
            <text:p>read bandwidth on dev/sda in MB/s</text:p>
          </table:table-cell>
          <table:table-cell office:value-type="string" calcext:value-type="string">
            <text:p>read bandwith on newly created file in MB/s</text:p>
          </table:table-cell>
          <table:table-cell office:value-type="string" calcext:value-type="string">
            <text:p>write bandwidth on newly created file in MB/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" calcext:value-type="float">
            <text:p>26.5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.5</text:p>
          </table:table-cell>
          <table:table-cell office:value-type="float" office:value="90" calcext:value-type="float">
            <text:p>90</text:p>
          </table:table-cell>
          <table:table-cell office:value-type="float" office:value="74.6" calcext:value-type="float">
            <text:p>74.6</text:p>
          </table:table-cell>
        </table:table-row>
      </table:table>
      <table:table table:name="streaming time" table:style-name="ta1">
        <table:shapes>
          <draw:frame draw:z-index="0" draw:style-name="gr1" draw:text-style-name="P1" svg:width="159.99mm" svg:height="89.99mm" svg:x="7.77mm" svg:y="78.76mm">
            <draw:object draw:notify-on-update-of-ranges="'streaming time'.A7:'streaming time'.B13 'streaming time'.K7:'streaming time'.K13 'streaming time'.L7:'streaming time'.L13 'streaming time'.L7:'streaming time'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k; *GB, fio size: 1G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ream time in 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apshot len</text:p>
          </table:table-cell>
          <table:table-cell office:value-type="string" calcext:value-type="string">
            <text:p>total snapshot size (KB)</text:p>
          </table:table-cell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264" calcext:value-type="float">
            <text:p>3682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AVERAGE([.D7:.I7])" office:value-type="float" office:value="10.2666666666667" calcext:value-type="float">
            <text:p>10.2666666666667</text:p>
          </table:table-cell>
          <table:table-cell table:formula="of:=STDEV([.D7:.I7])" office:value-type="float" office:value="1.65730705262081" calcext:value-type="float">
            <text:p>1.65730705262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0732" calcext:value-type="float">
            <text:p>15607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office:value-type="float" office:value="16.38" calcext:value-type="float">
            <text:p>16.38</text:p>
          </table:table-cell>
          <table:table-cell office:value-type="float" office:value="16.7" calcext:value-type="float">
            <text:p>16.7</text:p>
          </table:table-cell>
          <table:table-cell/>
          <table:table-cell table:formula="of:=AVERAGE([.D8:.I8])" office:value-type="float" office:value="14.9966666666667" calcext:value-type="float">
            <text:p>14.9966666666667</text:p>
          </table:table-cell>
          <table:table-cell table:formula="of:=STDEV([.D8:.I8])" office:value-type="float" office:value="2.02011550824864" calcext:value-type="float">
            <text:p>2.02011550824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14856" calcext:value-type="float">
            <text:p>3014856</text:p>
          </table:table-cell>
          <table:table-cell/>
          <table:table-cell office:value-type="float" office:value="14.282468" calcext:value-type="float">
            <text:p>14.282468</text:p>
          </table:table-cell>
          <table:table-cell office:value-type="float" office:value="16.703693" calcext:value-type="float">
            <text:p>16.703693</text:p>
          </table:table-cell>
          <table:table-cell office:value-type="float" office:value="13.754669" calcext:value-type="float">
            <text:p>13.754669</text:p>
          </table:table-cell>
          <table:table-cell office:value-type="float" office:value="12.594091" calcext:value-type="float">
            <text:p>12.594091</text:p>
          </table:table-cell>
          <table:table-cell office:value-type="float" office:value="12.550922" calcext:value-type="float">
            <text:p>12.550922</text:p>
          </table:table-cell>
          <table:table-cell office:value-type="float" office:value="14.101223" calcext:value-type="float">
            <text:p>14.101223</text:p>
          </table:table-cell>
          <table:table-cell/>
          <table:table-cell table:formula="of:=AVERAGE([.D9:.I9])" office:value-type="float" office:value="13.9978443333333" calcext:value-type="float">
            <text:p>13.9978443333333</text:p>
          </table:table-cell>
          <table:table-cell table:formula="of:=STDEV([.D9:.I9])" office:value-type="float" office:value="1.51898365294267" calcext:value-type="float">
            <text:p>1.51898365294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42984" calcext:value-type="float">
            <text:p>3042984</text:p>
          </table:table-cell>
          <table:table-cell/>
          <table:table-cell office:value-type="float" office:value="16.756292" calcext:value-type="float">
            <text:p>16.756292</text:p>
          </table:table-cell>
          <table:table-cell office:value-type="float" office:value="19.746525" calcext:value-type="float">
            <text:p>19.746525</text:p>
          </table:table-cell>
          <table:table-cell office:value-type="float" office:value="17.846209" calcext:value-type="float">
            <text:p>17.846209</text:p>
          </table:table-cell>
          <table:table-cell office:value-type="float" office:value="15.719742" calcext:value-type="float">
            <text:p>15.719742</text:p>
          </table:table-cell>
          <table:table-cell office:value-type="float" office:value="19.207348" calcext:value-type="float">
            <text:p>19.207348</text:p>
          </table:table-cell>
          <table:table-cell office:value-type="float" office:value="17.993763" calcext:value-type="float">
            <text:p>17.993763</text:p>
          </table:table-cell>
          <table:table-cell/>
          <table:table-cell table:formula="of:=AVERAGE([.D10:.I10])" office:value-type="float" office:value="17.8783131666667" calcext:value-type="float">
            <text:p>17.8783131666667</text:p>
          </table:table-cell>
          <table:table-cell table:formula="of:=STDEV([.D10:.I10])" office:value-type="float" office:value="1.49594581211799" calcext:value-type="float">
            <text:p>1.495945812117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76052" calcext:value-type="float">
            <text:p>3176052</text:p>
          </table:table-cell>
          <table:table-cell/>
          <table:table-cell office:value-type="float" office:value="13.971856" calcext:value-type="float">
            <text:p>13.971856</text:p>
          </table:table-cell>
          <table:table-cell office:value-type="float" office:value="20.72071" calcext:value-type="float">
            <text:p>20.72071</text:p>
          </table:table-cell>
          <table:table-cell office:value-type="float" office:value="19.316918" calcext:value-type="float">
            <text:p>19.316918</text:p>
          </table:table-cell>
          <table:table-cell office:value-type="float" office:value="15.623697" calcext:value-type="float">
            <text:p>15.623697</text:p>
          </table:table-cell>
          <table:table-cell office:value-type="float" office:value="18.352012" calcext:value-type="float">
            <text:p>18.352012</text:p>
          </table:table-cell>
          <table:table-cell office:value-type="float" office:value="16.719058" calcext:value-type="float">
            <text:p>16.719058</text:p>
          </table:table-cell>
          <table:table-cell/>
          <table:table-cell table:formula="of:=AVERAGE([.D11:.I11])" office:value-type="float" office:value="17.4507085" calcext:value-type="float">
            <text:p>17.4507085</text:p>
          </table:table-cell>
          <table:table-cell table:formula="of:=STDEV([.D11:.I11])" office:value-type="float" office:value="2.48852140433003" calcext:value-type="float">
            <text:p>2.48852140433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14696" calcext:value-type="float">
            <text:p>99146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.560947" calcext:value-type="float">
            <text:p>21.560947</text:p>
          </table:table-cell>
          <table:table-cell table:number-columns-repeated="5"/>
          <table:table-cell table:formula="of:=AVERAGE([.D12:.I12])" office:value-type="float" office:value="23.2804735" calcext:value-type="float">
            <text:p>23.2804735</text:p>
          </table:table-cell>
          <table:table-cell table:formula="of:=STDEV([.D12:.I12])" office:value-type="float" office:value="2.43177769715994" calcext:value-type="float">
            <text:p>2.43177769715994</text:p>
          </table:table-cell>
        </table:table-row>
        <table:table-row table:style-name="ro1">
          <table:table-cell table:number-columns-repeated="10"/>
          <table:table-cell table:formula="of:=AVERAGE([.D13:.I13])" office:value-type="string" office:string-value="" calcext:value-type="error">
            <text:p>#DIV/0!</text:p>
          </table:table-cell>
          <table:table-cell table:formula="of:=STDEV([.D13:.I13])" office:value-type="string" office:string-value="" calcext:value-type="error">
            <text:p>#DIV/0!</text:p>
          </table:table-cell>
        </table:table-row>
      </table:table>
      <table:table table:name="streaming time 20GB" table:style-name="ta1">
        <table:shapes>
          <draw:frame draw:z-index="0" draw:style-name="gr1" draw:text-style-name="P1" svg:width="159.99mm" svg:height="89.99mm" svg:x="7.77mm" svg:y="78.76mm">
            <draw:object draw:notify-on-update-of-ranges="'streaming time 20GB'.A7:'streaming time 20GB'.B13 'streaming time 20GB'.K7:'streaming time 20GB'.K13 'streaming time 20GB'.L7:'streaming time 20GB'.L13 'streaming time 20GB'.L7:'streaming time 20GB'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k: 20GB, fio file: 10 G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ream time in 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apshot len</text:p>
          </table:table-cell>
          <table:table-cell office:value-type="string" calcext:value-type="string">
            <text:p>total snapshot size (KB)</text:p>
          </table:table-cell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92" calcext:value-type="float">
            <text:p>8749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AVERAGE([.D7:.I7])" office:value-type="float" office:value="74.5" calcext:value-type="float">
            <text:p>74.5</text:p>
          </table:table-cell>
          <table:table-cell table:formula="of:=STDEV([.D7:.I7])" office:value-type="float" office:value="9.00555384193554" calcext:value-type="float">
            <text:p>9.00555384193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7064" calcext:value-type="float">
            <text:p>4470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table:formula="of:=AVERAGE([.D8:.I8])" office:value-type="float" office:value="89.5" calcext:value-type="float">
            <text:p>89.5</text:p>
          </table:table-cell>
          <table:table-cell table:formula="of:=STDEV([.D8:.I8])" office:value-type="float" office:value="1.97484176581315" calcext:value-type="float">
            <text:p>1.97484176581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6888" calcext:value-type="float">
            <text:p>2446888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D9:.I9])" office:value-type="float" office:value="97.6666666666667" calcext:value-type="float">
            <text:p>97.6666666666667</text:p>
          </table:table-cell>
          <table:table-cell table:formula="of:=STDEV([.D9:.I9])" office:value-type="float" office:value="0.516397779494322" calcext:value-type="float">
            <text:p>0.516397779494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11540" calcext:value-type="float">
            <text:p>2611540</text:p>
          </table:table-cell>
          <table:table-cell/>
          <table:table-cell office:value-type="float" office:value="98.857033" calcext:value-type="float">
            <text:p>98.85703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10:.I10])" office:value-type="float" office:value="99.8095055" calcext:value-type="float">
            <text:p>99.8095055</text:p>
          </table:table-cell>
          <table:table-cell table:formula="of:=STDEV([.D10:.I10])" office:value-type="float" office:value="1.19068422647715" calcext:value-type="float">
            <text:p>1.190684226477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67932" calcext:value-type="float">
            <text:p>2967932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6"/>
          <table:table-cell table:formula="of:=AVERAGE([.D11:.I11])" office:value-type="float" office:value="108" calcext:value-type="float">
            <text:p>108</text:p>
          </table:table-cell>
          <table:table-cell table:formula="of:=STDEV([.D11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0"/>
          <table:table-cell table:formula="of:=AVERAGE([.D12:.I12])" office:value-type="string" office:string-value="" calcext:value-type="error">
            <text:p>#DIV/0!</text:p>
          </table:table-cell>
          <table:table-cell table:formula="of:=STDEV([.D12:.I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0"/>
          <table:table-cell table:formula="of:=AVERAGE([.D13:.I13])" office:value-type="string" office:string-value="" calcext:value-type="error">
            <text:p>#DIV/0!</text:p>
          </table:table-cell>
          <table:table-cell table:formula="of:=STDEV([.D13:.I1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0:31:51.925699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20-03-15T11:27:57.373238925</meta:creation-date>
    <meta:generator>LibreOffice/6.1.5.2$Linux_X86_64 LibreOffice_project/10$Build-2</meta:generator>
    <dc:date>2020-04-03T18:28:51.460838665</dc:date>
    <meta:editing-duration>PT8H18M2S</meta:editing-duration>
    <meta:editing-cycles>133</meta:editing-cycles>
    <meta:document-statistic meta:table-count="3" meta:cell-count="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svg:x="6.623cm" svg:y="2.856cm" style:legend-expansion="custom" chartooo:width="8.837cm" chartooo:height="1.844cm" style:legend-expansion-aspect-ratio="4.79229934924078" chart:style-name="ch2"/>
        <chart:plot-area chart:style-name="ch3" table:cell-range-address="GuestPerf.A7:GuestPerf.D12 GuestPerf.B6:GuestPerf.D6" chart:data-source-has-labels="both" svg:x="1.331cm" svg:y="0.18cm" svg:width="14.349cm" svg:height="7.659cm">
          <chartooo:coordinate-region svg:x="1.952cm" svg:y="0.379cm" svg:width="13.262cm" svg:height="6.813cm"/>
          <chart:axis chart:dimension="x" chart:name="primary-x" chart:style-name="ch4" chartooo:axis-type="auto">
            <chart:title svg:x="6.834cm" svg:y="8.019cm" chart:style-name="ch5">
              <text:p>Snapshot chain length</text:p>
            </chart:title>
            <chart:categories table:cell-range-address="GuestPerf.A8:GuestPerf.A12"/>
          </chart:axis>
          <chart:axis chart:dimension="y" chart:name="primary-y" chart:style-name="ch4">
            <chart:title svg:x="0.451cm" svg:y="5.257cm" chart:style-name="ch6">
              <text:p>Read bandwidth</text:p>
            </chart:title>
            <chart:grid chart:style-name="ch7" chart:class="major"/>
          </chart:axis>
          <chart:series chart:style-name="ch8" chart:values-cell-range-address="GuestPerf.B7:GuestPerf.B12" chart:label-cell-address="GuestPerf.B6:GuestPerf.B6" chart:class="chart:scatter">
            <chart:domain table:cell-range-address="GuestPerf.A7:GuestPerf.A12"/>
            <chart:data-point chart:repeated="6"/>
          </chart:series>
          <chart:series chart:style-name="ch9" chart:values-cell-range-address="GuestPerf.C7:GuestPerf.C12" chart:label-cell-address="GuestPerf.C6:GuestPerf.C6" chart:class="chart:scatter">
            <chart:data-point chart:repeated="6"/>
          </chart:series>
          <chart:series chart:style-name="ch10" chart:values-cell-range-address="GuestPerf.D7:GuestPerf.D12" chart:label-cell-address="GuestPerf.D6:GuestPerf.D6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 bandwidth on dev/sda in MB/s</text:p>
                <draw:g>
                  <svg:desc>GuestPerf.B6:GuestPerf.B6</svg:desc>
                </draw:g>
              </table:table-cell>
              <table:table-cell office:value-type="string">
                <text:p>read bandwith on newly created file in MB/s</text:p>
                <draw:g>
                  <svg:desc>GuestPerf.C6:GuestPerf.C6</svg:desc>
                </draw:g>
              </table:table-cell>
              <table:table-cell office:value-type="string">
                <text:p>write bandwidth on newly created file in MB/s</text:p>
                <draw:g>
                  <svg:desc>GuestPerf.D6:GuestPerf.D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uestPerf.A8:GuestPerf.A12</svg:desc>
                </draw:g>
              </table:table-cell>
              <table:table-cell office:value-type="float" office:value="0">
                <text:p>0</text:p>
                <draw:g>
                  <svg:desc>GuestPerf.A7:GuestPerf.A12</svg:desc>
                </draw:g>
              </table:table-cell>
              <table:table-cell office:value-type="float" office:value="109">
                <text:p>109</text:p>
                <draw:g>
                  <svg:desc>GuestPerf.B7:GuestPerf.B12</svg:desc>
                </draw:g>
              </table:table-cell>
              <table:table-cell office:value-type="float" office:value="105">
                <text:p>105</text:p>
                <draw:g>
                  <svg:desc>GuestPerf.C7:GuestPerf.C12</svg:desc>
                </draw:g>
              </table:table-cell>
              <table:table-cell office:value-type="float" office:value="85">
                <text:p>85</text:p>
                <draw:g>
                  <svg:desc>GuestPerf.D7:GuestPerf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52.3">
                <text:p>52.3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26.5">
                <text:p>26.5</text:p>
              </table:table-cell>
              <table:table-cell office:value-type="float" office:value="98">
                <text:p>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12.5">
                <text:p>12.5</text:p>
              </table:table-cell>
              <table:table-cell office:value-type="float" office:value="90">
                <text:p>9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streaming time'.L7:'streaming time'.L13" chart:error-lower-range="'streaming time'.L7:'streaming time'.L1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'streaming time'.L7:'streaming time'.L13" chart:error-lower-range="'streaming time'.L7:'streaming time'.L1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streaming time'.L7:'streaming time'.L13" chart:error-lower-range="'streaming time'.L7:'streaming time'.L13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legend chart:legend-position="end" svg:x="13.737cm" svg:y="4.201cm" style:legend-expansion="high" chart:style-name="ch2"/>
        <chart:plot-area chart:style-name="ch3" table:cell-range-address="'streaming time'.A7:'streaming time'.B13 'streaming time'.K7:'streaming time'.K13" chart:data-source-has-labels="column" svg:x="0.32cm" svg:y="0.18cm" svg:width="13.097cm" svg:height="8.64cm">
          <chartooo:coordinate-region svg:x="0.941cm" svg:y="0.379cm" svg:width="12.476cm" svg:height="7.396cm"/>
          <chart:axis chart:dimension="x" chart:name="primary-x" chart:style-name="ch4" chartooo:axis-type="auto">
            <chartooo:date-scale/>
            <chart:categories table:cell-range-address="'streaming time'.A7:'streaming time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eaming time'.K7:'streaming time'.K13" chart:class="chart:bar">
            <chart:error-indicator chart:style-name="ch8" chart:dimension="y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 3682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treaming time'.A7:'streaming time'.B13</svg:desc>
                </draw:g>
              </table:table-cell>
              <table:table-cell office:value-type="float" office:value="10.2666666666667">
                <text:p>10.2666666666667</text:p>
                <draw:g>
                  <svg:desc>'streaming time'.K7:'streaming time'.K13</svg:desc>
                </draw:g>
              </table:table-cell>
              <table:table-cell office:value-type="float" office:value="1.65730705262081">
                <text:p>1.65730705262081</text:p>
                <draw:g>
                  <svg:desc>'streaming time'.L7:'streaming time'.L13</svg:desc>
                </draw:g>
              </table:table-cell>
              <table:table-cell office:value-type="float" office:value="1.65730705262081">
                <text:p>1.65730705262081</text:p>
                <draw:g>
                  <svg:desc>'streaming time'.L7:'streaming time'.L13</svg:desc>
                </draw:g>
              </table:table-cell>
            </table:table-row>
            <table:table-row>
              <table:table-cell office:value-type="float" office:value="5">
                <text:p>5 15607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.9966666666667">
                <text:p>14.9966666666667</text:p>
              </table:table-cell>
              <table:table-cell office:value-type="float" office:value="2.02011550824864">
                <text:p>2.02011550824864</text:p>
              </table:table-cell>
              <table:table-cell office:value-type="float" office:value="2.02011550824864">
                <text:p>2.02011550824864</text:p>
              </table:table-cell>
            </table:table-row>
            <table:table-row>
              <table:table-cell office:value-type="float" office:value="5">
                <text:p>5 30148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.9978443333333">
                <text:p>13.9978443333333</text:p>
              </table:table-cell>
              <table:table-cell office:value-type="float" office:value="1.51898365294267">
                <text:p>1.51898365294267</text:p>
              </table:table-cell>
              <table:table-cell office:value-type="float" office:value="1.51898365294267">
                <text:p>1.51898365294267</text:p>
              </table:table-cell>
            </table:table-row>
            <table:table-row>
              <table:table-cell office:value-type="float" office:value="20">
                <text:p>20 304298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.8783131666667">
                <text:p>17.8783131666667</text:p>
              </table:table-cell>
              <table:table-cell office:value-type="float" office:value="1.49594581211799">
                <text:p>1.49594581211799</text:p>
              </table:table-cell>
              <table:table-cell office:value-type="float" office:value="1.49594581211799">
                <text:p>1.49594581211799</text:p>
              </table:table-cell>
            </table:table-row>
            <table:table-row>
              <table:table-cell office:value-type="float" office:value="37">
                <text:p>37 317605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.4507085">
                <text:p>17.4507085</text:p>
              </table:table-cell>
              <table:table-cell office:value-type="float" office:value="2.48852140433003">
                <text:p>2.48852140433003</text:p>
              </table:table-cell>
              <table:table-cell office:value-type="float" office:value="2.48852140433003">
                <text:p>2.48852140433003</text:p>
              </table:table-cell>
            </table:table-row>
            <table:table-row>
              <table:table-cell office:value-type="float" office:value="30">
                <text:p>30 991469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.2804735">
                <text:p>23.2804735</text:p>
              </table:table-cell>
              <table:table-cell office:value-type="float" office:value="2.43177769715994">
                <text:p>2.43177769715994</text:p>
              </table:table-cell>
              <table:table-cell office:value-type="float" office:value="2.43177769715994">
                <text:p>2.43177769715994</text:p>
              </table:table-cell>
            </table:table-row>
            <table:table-row>
              <table:table-cell office:value-type="string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streaming time 20GB'.L7:'streaming time 20GB'.L13" chart:error-lower-range="'streaming time 20GB'.L7:'streaming time 20GB'.L1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'streaming time 20GB'.L7:'streaming time 20GB'.L13" chart:error-lower-range="'streaming time 20GB'.L7:'streaming time 20GB'.L1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streaming time 20GB'.L7:'streaming time 20GB'.L13" chart:error-lower-range="'streaming time 20GB'.L7:'streaming time 20GB'.L13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streaming time 20GB'.A7:'streaming time 20GB'.B13 'streaming time 20GB'.K7:'streaming time 20GB'.K13" chart:data-source-has-labels="column" svg:x="0.32cm" svg:y="0.18cm" svg:width="13.097cm" svg:height="8.64cm">
          <chartooo:coordinate-region svg:x="1.127cm" svg:y="0.379cm" svg:width="12.29cm" svg:height="7.396cm"/>
          <chart:axis chart:dimension="x" chart:name="primary-x" chart:style-name="ch4" chartooo:axis-type="auto">
            <chartooo:date-scale/>
            <chart:categories table:cell-range-address="'streaming time 20GB'.A7:'streaming time 20GB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eaming time 20GB'.K7:'streaming time 20GB'.K13" chart:class="chart:bar">
            <chart:error-indicator chart:style-name="ch8" chart:dimension="y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 8749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treaming time 20GB'.A7:'streaming time 20GB'.B13</svg:desc>
                </draw:g>
              </table:table-cell>
              <table:table-cell office:value-type="float" office:value="74.5">
                <text:p>74.5</text:p>
                <draw:g>
                  <svg:desc>'streaming time 20GB'.K7:'streaming time 20GB'.K13</svg:desc>
                </draw:g>
              </table:table-cell>
              <table:table-cell office:value-type="float" office:value="9.00555384193554">
                <text:p>9.00555384193554</text:p>
                <draw:g>
                  <svg:desc>'streaming time 20GB'.L7:'streaming time 20GB'.L13</svg:desc>
                </draw:g>
              </table:table-cell>
              <table:table-cell office:value-type="float" office:value="9.00555384193554">
                <text:p>9.00555384193554</text:p>
                <draw:g>
                  <svg:desc>'streaming time 20GB'.L7:'streaming time 20GB'.L13</svg:desc>
                </draw:g>
              </table:table-cell>
            </table:table-row>
            <table:table-row>
              <table:table-cell office:value-type="float" office:value="5">
                <text:p>5 4470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.5">
                <text:p>89.5</text:p>
              </table:table-cell>
              <table:table-cell office:value-type="float" office:value="1.97484176581315">
                <text:p>1.97484176581315</text:p>
              </table:table-cell>
              <table:table-cell office:value-type="float" office:value="1.97484176581315">
                <text:p>1.97484176581315</text:p>
              </table:table-cell>
            </table:table-row>
            <table:table-row>
              <table:table-cell office:value-type="float" office:value="5">
                <text:p>5 244688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0.516397779494322">
                <text:p>0.516397779494322</text:p>
              </table:table-cell>
              <table:table-cell office:value-type="float" office:value="0.516397779494322">
                <text:p>0.516397779494322</text:p>
              </table:table-cell>
            </table:table-row>
            <table:table-row>
              <table:table-cell office:value-type="float" office:value="20">
                <text:p>20 26115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.8095055">
                <text:p>99.8095055</text:p>
              </table:table-cell>
              <table:table-cell office:value-type="float" office:value="1.19068422647715">
                <text:p>1.19068422647715</text:p>
              </table:table-cell>
              <table:table-cell office:value-type="float" office:value="1.19068422647715">
                <text:p>1.19068422647715</text:p>
              </table:table-cell>
            </table:table-row>
            <table:table-row>
              <table:table-cell office:value-type="float" office:value="60">
                <text:p>60 29679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